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7.3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2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Поле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option</text:p>
          </table:table-cell>
          <table:table-cell table:style-name="ce1" office:value-type="string" calcext:value-type="string">
            <text:p>Описание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uid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Уникальный идентификатор инструмент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sition_uid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Уникальный идентификатор позиции инструмент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cker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Тикер инструмент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_cod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Класс-код (секция торгов, нужен для запросов по тикеру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Количество бумаг в лоте. Возможно совершение операций только на количества ценной бумаги, кратные лоту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rency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ISO-код валюты расчёто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lon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Коэффициент ставки риска длинной позиции по инструменту (для клиента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shor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Коэффициент ставки риска короткой позиции по инструменту (для клиента)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on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Ставка риска минимальной маржи в лонг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hor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Ставка риска минимальной маржи в шор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ong_min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Ставка риска начальной маржи в лонг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hort_min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Ставка риска начальной маржи в шор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rt_enabled_fl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оступность для операций шор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Название инструмента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hang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Торговая площадк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ntry_of_risk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Код страны риска, т.е. страны, в которой компания ведёт основной бизнес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ntry_of_risk_nam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Наименование страны риска, т.е. страны, в которой компания ведёт основной бизнес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tc_fl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Признак внебиржевой ценной бумаги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y_available_fl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оступность для покупки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l_available_fl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оступность для продажи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_price_incremen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Шаг цены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i_trade_available_fl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Возможность торговать инструментом через AP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l_exchang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Реальная площадка исполнения расчёто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_iis_fl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оступность для ИИС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_qual_investor_fl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оступность торговли инструментом только для квалифицированных инвесторо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ekend_fl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оступность торговли инструментом по выходным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ocked_tca_fl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Торгово-клиринговый счет заблокирован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st_1min_candle_dat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ата и время первой минутной свечи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st_1day_candle_dat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Дата и время первой дневной свечи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ding_status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Текущий режим торгов инструмент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FIGI-идентификатор инструмент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Сектор экономики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in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SIN-идентификатор инструмент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Номинальная цен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sue_siz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Размер выпуск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sue_size_pla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Объявленный размер выпуск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yment_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Тип расчетов / распределения доходо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st_trade_dat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Дата начала обращения контракт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_trade_dat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Дата в UTC, до которой возможно проведение операций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et_typ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Тип актив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ic_asse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Основной акти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ic_asset_siz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Размер основного актива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iration_dat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Дата истечения срок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ating_coupon_fla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Плавающий купон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petual_fla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Бессрочность облигации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ortization_fla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Амортизация долг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pon_quantity_per_year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Количество выплат по купонам в год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urity_d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Дата погашения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itial_nomina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Первоначальный номинал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te_reg_d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Дата выпуск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cement_d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Дата размещения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cement_pric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Цена размещения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i_valu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Накопленный купонный доход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sue_kind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Форма выпуска (документарная/бездокументарная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ordinated_fla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Субординированность облигации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sk_leve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Уровень риск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o_currency_nam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SO-код валюты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ed_commiss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Фиксированная комиссия за управление (в процентах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cus_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База ETF (тип активов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leased_d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Дата выпуск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_sha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Количество акций фонда в обращении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tures_typ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Тип (физические поставки / денежный эквивалент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po_da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Дата IP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v_yield_fla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Наличие дивидендо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re_typ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Тип акции (обычная, привилегированная, и т. д.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ic_asset_position_uid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Уникальный идентификатор позиции основного инструмента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rection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Направление опциона (put/ca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Стиль опциона (американский / европейский / не определён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tlement_type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Способ исполнения опциона (поставочный / рассчётный / не определён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tlement_currency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Валюта, в которой оценивается контракт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ike_price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Цена страйка</text:p>
          </table:table-cell>
          <table:table-cell table:number-columns-repeated="1016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8:15:23.944375882</meta:creation-date>
    <dc:date>2023-02-27T11:51:22.813589361</dc:date>
    <meta:editing-duration>PT42M50S</meta:editing-duration>
    <meta:editing-cycles>15</meta:editing-cycles>
    <meta:generator>LibreOffice/7.3.7.2$Linux_X86_64 LibreOffice_project/30$Build-2</meta:generator>
    <meta:document-statistic meta:table-count="1" meta:cell-count="393" meta:object-count="0"/>
  </office:meta>
</office:document-meta>
</file>